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00" style:text-underline-style="solid" style:text-underline-width="auto" style:text-underline-color="font-color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fo:color="#4c4c4c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text-underline-style="none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808080" style:text-underline-style="none"/>
    </style:style>
    <style:style style:name="T7" style:family="text">
      <style:text-properties fo:color="#4c4c4c" style:text-underline-style="none"/>
    </style:style>
    <style:style style:name="T8" style:family="text">
      <style:text-properties fo:color="#00ff00"/>
    </style:style>
    <style:style style:name="T9" style:family="text">
      <style:text-properties fo:color="#000080"/>
    </style:style>
    <style:style style:name="T10" style:family="text">
      <style:text-properties fo:color="#33333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ww.google.com</text:p>
      <text:list xml:id="list1608730782" text:style-name="L1">
        <text:list-item>
          <text:p text:style-name="P1">página principal - <text:s/>9 peticiones</text:p>
        </text:list-item>
        <text:list-item>
          <text:p text:style-name="P1">busqueda “autos” - 17 peticiones</text:p>
        </text:list-item>
        <text:list-item>
          <text:p text:style-name="P1">busqueda “hoteles jamaica” - 35 peticiones</text:p>
        </text:list-item>
      </text:list>
      <text:p text:style-name="Standard"/>
      <text:p text:style-name="Standard"><text:a xlink:type="simple" xlink:href="http://www.unq.edu.ar/"><text:span text:style-name="T4">www.unq.edu.ar</text:span></text:a></text:p>
      <text:list xml:id="list721580661" text:style-name="L2">
        <text:list-item>
          <text:p text:style-name="P3">página principal – 6 peticiones</text:p>
        </text:list-item>
        <text:list-item>
          <text:p text:style-name="P3">pestaña estudiantes – 34 peticiones</text:p>
        </text:list-item>
      </text:list>
      <text:p text:style-name="Standard"/>
      <text:p text:style-name="P2"><text:a xlink:type="simple" xlink:href="http://www.facebook.com/"><text:span text:style-name="T10">www.facebook.com</text:span></text:a></text:p>
      <text:list xml:id="list460801324" text:style-name="L3">
        <text:list-item>
          <text:p text:style-name="P4"><text:span text:style-name="T7">parametros de login: </text:span><text:a xlink:type="simple" xlink:href="http://www.facebook.com/login.php?login_attempt=1"><text:span text:style-name="T3">www.facebook.com/login.php?login_attempt=1</text:span></text:a></text:p>
          <text:p text:style-name="P5"><text:span text:style-name="T1"><text:s text:c="32"/>* charset_test</text:span></text:p>
          <text:p text:style-name="P5"><text:span text:style-name="T1"><text:s text:c="32"/>* default_persistent</text:span></text:p>
          <text:p text:style-name="P5"><text:span text:style-name="T1"><text:s text:c="32"/>* email</text:span></text:p>
          <text:p text:style-name="P5"><text:span text:style-name="T1"><text:s text:c="32"/>* lgnjs</text:span></text:p>
          <text:p text:style-name="P5"><text:span text:style-name="T1"><text:s text:c="32"/>* lgnrnd</text:span></text:p>
          <text:p text:style-name="P5"><text:span text:style-name="T1"><text:s text:c="32"/>* locale</text:span></text:p>
          <text:p text:style-name="P5"><text:span text:style-name="T1"><text:s text:c="32"/>* lsd</text:span></text:p>
          <text:p text:style-name="P5"><text:span text:style-name="T1"><text:s text:c="32"/>* pass</text:span></text:p>
          <text:p text:style-name="P5"><text:span text:style-name="T1"><text:s text:c="32"/>* timezone</text:span></text:p>
          <text:p text:style-name="P5"><text:span text:style-name="T1"/>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na </meta:initial-creator>
    <meta:creation-date>2012-10-08T15:51:37</meta:creation-date>
    <dc:date>2012-10-08T19:06:44</dc:date>
    <dc:creator>Marina </dc:creator>
    <meta:editing-duration>PT03H15M08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8" meta:word-count="68" meta:character-count="667"/>
  </office:meta>
</office:document-meta>
</file>